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8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28/08/2017</text:p>
          </table:table-cell>
          <table:table-cell office:value-type="string">
            <text:p>Paypal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3/09/2017</text:p>
          </table:table-cell>
          <table:table-cell office:value-type="string">
            <text:p>Vis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1/07/2017</text:p>
          </table:table-cell>
          <table:table-cell office:value-type="string">
            <text:p>MasterCard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1/07/2017</text:p>
          </table:table-cell>
          <table:table-cell office:value-type="string">
            <text:p>DigiCas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/04/2017</text:p>
          </table:table-cell>
          <table:table-cell office:value-type="string">
            <text:p>Paypal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3/05/2017</text:p>
          </table:table-cell>
          <table:table-cell office:value-type="string">
            <text:p>Visa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3/10/2017</text:p>
          </table:table-cell>
          <table:table-cell office:value-type="string">
            <text:p>MasterCard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8/09/2017</text:p>
          </table:table-cell>
          <table:table-cell office:value-type="string">
            <text:p>DigiCash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2/12/2017</text:p>
          </table:table-cell>
          <table:table-cell office:value-type="string">
            <text:p>Paypal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3/04/2017</text:p>
          </table:table-cell>
          <table:table-cell office:value-type="string">
            <text:p>Visa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10/12/2017</text:p>
          </table:table-cell>
          <table:table-cell office:value-type="string">
            <text:p>MasterCard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0/03/2017</text:p>
          </table:table-cell>
          <table:table-cell office:value-type="string">
            <text:p>DigiCash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07/03/2017</text:p>
          </table:table-cell>
          <table:table-cell office:value-type="string">
            <text:p>Paypa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10/08/2017</text:p>
          </table:table-cell>
          <table:table-cell office:value-type="string">
            <text:p>Visa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2/10/2017</text:p>
          </table:table-cell>
          <table:table-cell office:value-type="string">
            <text:p>MasterCard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6/10/2017</text:p>
          </table:table-cell>
          <table:table-cell office:value-type="string">
            <text:p>DigiCash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04/10/2017</text:p>
          </table:table-cell>
          <table:table-cell office:value-type="string">
            <text:p>Paypal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14/03/2017</text:p>
          </table:table-cell>
          <table:table-cell office:value-type="string">
            <text:p>Visa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6/06/2017</text:p>
          </table:table-cell>
          <table:table-cell office:value-type="string">
            <text:p>MasterCard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/05/2017</text:p>
          </table:table-cell>
          <table:table-cell office:value-type="string">
            <text:p>DigiCash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12/10/2017</text:p>
          </table:table-cell>
          <table:table-cell office:value-type="string">
            <text:p>Paypal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5/08/2017</text:p>
          </table:table-cell>
          <table:table-cell office:value-type="string">
            <text:p>Vis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08/05/2017</text:p>
          </table:table-cell>
          <table:table-cell office:value-type="string">
            <text:p>MasterCard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17/11/2017</text:p>
          </table:table-cell>
          <table:table-cell office:value-type="string">
            <text:p>DigiCash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07/10/2017</text:p>
          </table:table-cell>
          <table:table-cell office:value-type="string">
            <text:p>Paypal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07/11/2017</text:p>
          </table:table-cell>
          <table:table-cell office:value-type="string">
            <text:p>Visa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16/02/2017</text:p>
          </table:table-cell>
          <table:table-cell office:value-type="string">
            <text:p>MasterCard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5/08/2017</text:p>
          </table:table-cell>
          <table:table-cell office:value-type="string">
            <text:p>DigiCash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4/01/2017</text:p>
          </table:table-cell>
          <table:table-cell office:value-type="string">
            <text:p>Paypal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8/09/2017</text:p>
          </table:table-cell>
          <table:table-cell office:value-type="string">
            <text:p>Visa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9/08/2017</text:p>
          </table:table-cell>
          <table:table-cell office:value-type="string">
            <text:p>MasterCar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10/12/2017</text:p>
          </table:table-cell>
          <table:table-cell office:value-type="string">
            <text:p>DigiCash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3/08/2017</text:p>
          </table:table-cell>
          <table:table-cell office:value-type="string">
            <text:p>Paypal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5/10/2017</text:p>
          </table:table-cell>
          <table:table-cell office:value-type="string">
            <text:p>Visa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3/02/2017</text:p>
          </table:table-cell>
          <table:table-cell office:value-type="string">
            <text:p>MasterCard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10/09/2017</text:p>
          </table:table-cell>
          <table:table-cell office:value-type="string">
            <text:p>DigiCash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1/01/2017</text:p>
          </table:table-cell>
          <table:table-cell office:value-type="string">
            <text:p>Paypal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5/03/2017</text:p>
          </table:table-cell>
          <table:table-cell office:value-type="string">
            <text:p>Vis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1/03/2017</text:p>
          </table:table-cell>
          <table:table-cell office:value-type="string">
            <text:p>MasterCard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6/01/2017</text:p>
          </table:table-cell>
          <table:table-cell office:value-type="string">
            <text:p>DigiCas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9/11/2017</text:p>
          </table:table-cell>
          <table:table-cell office:value-type="string">
            <text:p>Paypal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15/09/2017</text:p>
          </table:table-cell>
          <table:table-cell office:value-type="string">
            <text:p>Visa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06/07/2017</text:p>
          </table:table-cell>
          <table:table-cell office:value-type="string">
            <text:p>MasterCard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19/11/2017</text:p>
          </table:table-cell>
          <table:table-cell office:value-type="string">
            <text:p>DigiCash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4/02/2017</text:p>
          </table:table-cell>
          <table:table-cell office:value-type="string">
            <text:p>Paypal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19/09/2017</text:p>
          </table:table-cell>
          <table:table-cell office:value-type="string">
            <text:p>Visa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3/01/2017</text:p>
          </table:table-cell>
          <table:table-cell office:value-type="string">
            <text:p>MasterCar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31/07/2017</text:p>
          </table:table-cell>
          <table:table-cell office:value-type="string">
            <text:p>DigiCash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3/02/2017</text:p>
          </table:table-cell>
          <table:table-cell office:value-type="string">
            <text:p>Paypal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4/06/2017</text:p>
          </table:table-cell>
          <table:table-cell office:value-type="string">
            <text:p>Visa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3/03/2017</text:p>
          </table:table-cell>
          <table:table-cell office:value-type="string">
            <text:p>MasterCard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8/04/2017</text:p>
          </table:table-cell>
          <table:table-cell office:value-type="string">
            <text:p>DigiCash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2/07/2017</text:p>
          </table:table-cell>
          <table:table-cell office:value-type="string">
            <text:p>Paypal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15/10/2017</text:p>
          </table:table-cell>
          <table:table-cell office:value-type="string">
            <text:p>Visa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08/11/2017</text:p>
          </table:table-cell>
          <table:table-cell office:value-type="string">
            <text:p>MasterCard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12/09/2017</text:p>
          </table:table-cell>
          <table:table-cell office:value-type="string">
            <text:p>DigiCash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10/07/2017</text:p>
          </table:table-cell>
          <table:table-cell office:value-type="string">
            <text:p>Paypal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08/06/2017</text:p>
          </table:table-cell>
          <table:table-cell office:value-type="string">
            <text:p>Visa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04/03/2017</text:p>
          </table:table-cell>
          <table:table-cell office:value-type="string">
            <text:p>MasterCard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04/03/2017</text:p>
          </table:table-cell>
          <table:table-cell office:value-type="string">
            <text:p>DigiCash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8/06/2017</text:p>
          </table:table-cell>
          <table:table-cell office:value-type="string">
            <text:p>Paypal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18/01/2017</text:p>
          </table:table-cell>
          <table:table-cell office:value-type="string">
            <text:p>Visa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03/09/2017</text:p>
          </table:table-cell>
          <table:table-cell office:value-type="string">
            <text:p>MasterCard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21/05/2017</text:p>
          </table:table-cell>
          <table:table-cell office:value-type="string">
            <text:p>DigiCash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14/01/2017</text:p>
          </table:table-cell>
          <table:table-cell office:value-type="string">
            <text:p>Paypal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31/03/2017</text:p>
          </table:table-cell>
          <table:table-cell office:value-type="string">
            <text:p>Visa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7/06/2017</text:p>
          </table:table-cell>
          <table:table-cell office:value-type="string">
            <text:p>MasterCard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16/02/2017</text:p>
          </table:table-cell>
          <table:table-cell office:value-type="string">
            <text:p>DigiCash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1/06/2017</text:p>
          </table:table-cell>
          <table:table-cell office:value-type="string">
            <text:p>Paypal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25/03/2017</text:p>
          </table:table-cell>
          <table:table-cell office:value-type="string">
            <text:p>Visa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19/04/2017</text:p>
          </table:table-cell>
          <table:table-cell office:value-type="string">
            <text:p>MasterCard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19/08/2017</text:p>
          </table:table-cell>
          <table:table-cell office:value-type="string">
            <text:p>DigiCash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05/07/2017</text:p>
          </table:table-cell>
          <table:table-cell office:value-type="string">
            <text:p>Paypal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11/06/2017</text:p>
          </table:table-cell>
          <table:table-cell office:value-type="string">
            <text:p>Visa</text:p>
          </table:table-cell>
          <table:table-cell office:value-type="float" office:value="265">
            <text:p>26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08/02/2017</text:p>
          </table:table-cell>
          <table:table-cell office:value-type="string">
            <text:p>MasterCar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04/09/2017</text:p>
          </table:table-cell>
          <table:table-cell office:value-type="string">
            <text:p>DigiCash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10/11/2017</text:p>
          </table:table-cell>
          <table:table-cell office:value-type="string">
            <text:p>Paypal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08/01/2017</text:p>
          </table:table-cell>
          <table:table-cell office:value-type="string">
            <text:p>Visa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4/12/2016</text:p>
          </table:table-cell>
          <table:table-cell office:value-type="string">
            <text:p>MasterCard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27/09/2017</text:p>
          </table:table-cell>
          <table:table-cell office:value-type="string">
            <text:p>DigiCash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19/11/2017</text:p>
          </table:table-cell>
          <table:table-cell office:value-type="string">
            <text:p>Paypal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24/08/2017</text:p>
          </table:table-cell>
          <table:table-cell office:value-type="string">
            <text:p>Visa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2/08/2017</text:p>
          </table:table-cell>
          <table:table-cell office:value-type="string">
            <text:p>MasterCard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05/10/2017</text:p>
          </table:table-cell>
          <table:table-cell office:value-type="string">
            <text:p>DigiCash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17/03/2017</text:p>
          </table:table-cell>
          <table:table-cell office:value-type="string">
            <text:p>Paypal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14/03/2017</text:p>
          </table:table-cell>
          <table:table-cell office:value-type="string">
            <text:p>Visa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22/06/2017</text:p>
          </table:table-cell>
          <table:table-cell office:value-type="string">
            <text:p>MasterCard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16/12/2016</text:p>
          </table:table-cell>
          <table:table-cell office:value-type="string">
            <text:p>DigiCash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30/07/2017</text:p>
          </table:table-cell>
          <table:table-cell office:value-type="string">
            <text:p>Paypal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03/09/2017</text:p>
          </table:table-cell>
          <table:table-cell office:value-type="string">
            <text:p>Visa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03/07/2017</text:p>
          </table:table-cell>
          <table:table-cell office:value-type="string">
            <text:p>MasterCard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25/02/2017</text:p>
          </table:table-cell>
          <table:table-cell office:value-type="string">
            <text:p>DigiCash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27/11/2017</text:p>
          </table:table-cell>
          <table:table-cell office:value-type="string">
            <text:p>Paypal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06/02/2017</text:p>
          </table:table-cell>
          <table:table-cell office:value-type="string">
            <text:p>Visa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19/09/2017</text:p>
          </table:table-cell>
          <table:table-cell office:value-type="string">
            <text:p>MasterCard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25/04/2017</text:p>
          </table:table-cell>
          <table:table-cell office:value-type="string">
            <text:p>DigiCash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10/12/2017</text:p>
          </table:table-cell>
          <table:table-cell office:value-type="string">
            <text:p>Paypal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10/02/2017</text:p>
          </table:table-cell>
          <table:table-cell office:value-type="string">
            <text:p>Visa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13/04/2017</text:p>
          </table:table-cell>
          <table:table-cell office:value-type="string">
            <text:p>MasterCard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05/06/2017</text:p>
          </table:table-cell>
          <table:table-cell office:value-type="string">
            <text:p>DigiCash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06/12/2017</text:p>
          </table:table-cell>
          <table:table-cell office:value-type="string">
            <text:p>Paypal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14/10/2017</text:p>
          </table:table-cell>
          <table:table-cell office:value-type="string">
            <text:p>Visa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07/09/2017</text:p>
          </table:table-cell>
          <table:table-cell office:value-type="string">
            <text:p>MasterCard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10/02/2017</text:p>
          </table:table-cell>
          <table:table-cell office:value-type="string">
            <text:p>DigiCash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01/12/2017</text:p>
          </table:table-cell>
          <table:table-cell office:value-type="string">
            <text:p>Paypal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07/03/2017</text:p>
          </table:table-cell>
          <table:table-cell office:value-type="string">
            <text:p>Visa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09/07/2017</text:p>
          </table:table-cell>
          <table:table-cell office:value-type="string">
            <text:p>MasterCard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13/01/2017</text:p>
          </table:table-cell>
          <table:table-cell office:value-type="string">
            <text:p>DigiCash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27/09/2017</text:p>
          </table:table-cell>
          <table:table-cell office:value-type="string">
            <text:p>Paypal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03/12/2017</text:p>
          </table:table-cell>
          <table:table-cell office:value-type="string">
            <text:p>Visa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27/02/2017</text:p>
          </table:table-cell>
          <table:table-cell office:value-type="string">
            <text:p>MasterCard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08/10/2017</text:p>
          </table:table-cell>
          <table:table-cell office:value-type="string">
            <text:p>DigiCash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21/11/2017</text:p>
          </table:table-cell>
          <table:table-cell office:value-type="string">
            <text:p>Paypal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21/01/2017</text:p>
          </table:table-cell>
          <table:table-cell office:value-type="string">
            <text:p>Visa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12/10/2017</text:p>
          </table:table-cell>
          <table:table-cell office:value-type="string">
            <text:p>MasterCard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13/11/2017</text:p>
          </table:table-cell>
          <table:table-cell office:value-type="string">
            <text:p>DigiCash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26/10/2017</text:p>
          </table:table-cell>
          <table:table-cell office:value-type="string">
            <text:p>Paypal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05/04/2017</text:p>
          </table:table-cell>
          <table:table-cell office:value-type="string">
            <text:p>Visa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26/09/2017</text:p>
          </table:table-cell>
          <table:table-cell office:value-type="string">
            <text:p>MasterCard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14/12/2016</text:p>
          </table:table-cell>
          <table:table-cell office:value-type="string">
            <text:p>DigiCash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17/08/2017</text:p>
          </table:table-cell>
          <table:table-cell office:value-type="string">
            <text:p>Paypal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09/10/2017</text:p>
          </table:table-cell>
          <table:table-cell office:value-type="string">
            <text:p>Vis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14/12/2016</text:p>
          </table:table-cell>
          <table:table-cell office:value-type="string">
            <text:p>MasterCard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23/01/2017</text:p>
          </table:table-cell>
          <table:table-cell office:value-type="string">
            <text:p>DigiCash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03/07/2017</text:p>
          </table:table-cell>
          <table:table-cell office:value-type="string">
            <text:p>Paypal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05/07/2017</text:p>
          </table:table-cell>
          <table:table-cell office:value-type="string">
            <text:p>Visa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27/07/2017</text:p>
          </table:table-cell>
          <table:table-cell office:value-type="string">
            <text:p>MasterCard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27/12/2016</text:p>
          </table:table-cell>
          <table:table-cell office:value-type="string">
            <text:p>DigiCash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22/10/2017</text:p>
          </table:table-cell>
          <table:table-cell office:value-type="string">
            <text:p>Paypal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11/06/2017</text:p>
          </table:table-cell>
          <table:table-cell office:value-type="string">
            <text:p>Visa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18/08/2017</text:p>
          </table:table-cell>
          <table:table-cell office:value-type="string">
            <text:p>MasterCard</text:p>
          </table:table-cell>
          <table:table-cell office:value-type="float" office:value="265">
            <text:p>265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28/08/2017</text:p>
          </table:table-cell>
          <table:table-cell office:value-type="string">
            <text:p>DigiCash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29/03/2017</text:p>
          </table:table-cell>
          <table:table-cell office:value-type="string">
            <text:p>Paypal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25/02/2017</text:p>
          </table:table-cell>
          <table:table-cell office:value-type="string">
            <text:p>Visa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03/02/2017</text:p>
          </table:table-cell>
          <table:table-cell office:value-type="string">
            <text:p>MasterCard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09/12/2017</text:p>
          </table:table-cell>
          <table:table-cell office:value-type="string">
            <text:p>DigiCash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24/08/2017</text:p>
          </table:table-cell>
          <table:table-cell office:value-type="string">
            <text:p>Paypal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02/12/2017</text:p>
          </table:table-cell>
          <table:table-cell office:value-type="string">
            <text:p>Visa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06/10/2017</text:p>
          </table:table-cell>
          <table:table-cell office:value-type="string">
            <text:p>MasterCard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11/09/2017</text:p>
          </table:table-cell>
          <table:table-cell office:value-type="string">
            <text:p>DigiCash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24/04/2017</text:p>
          </table:table-cell>
          <table:table-cell office:value-type="string">
            <text:p>Paypal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07/06/2017</text:p>
          </table:table-cell>
          <table:table-cell office:value-type="string">
            <text:p>Vis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09/11/2017</text:p>
          </table:table-cell>
          <table:table-cell office:value-type="string">
            <text:p>MasterCard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18/11/2017</text:p>
          </table:table-cell>
          <table:table-cell office:value-type="string">
            <text:p>DigiCash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25/11/2017</text:p>
          </table:table-cell>
          <table:table-cell office:value-type="string">
            <text:p>Paypal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10/12/2017</text:p>
          </table:table-cell>
          <table:table-cell office:value-type="string">
            <text:p>Visa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06/07/2017</text:p>
          </table:table-cell>
          <table:table-cell office:value-type="string">
            <text:p>MasterCard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31/03/2017</text:p>
          </table:table-cell>
          <table:table-cell office:value-type="string">
            <text:p>DigiCash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21/04/2017</text:p>
          </table:table-cell>
          <table:table-cell office:value-type="string">
            <text:p>Paypal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04/02/2017</text:p>
          </table:table-cell>
          <table:table-cell office:value-type="string">
            <text:p>Visa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23/05/2017</text:p>
          </table:table-cell>
          <table:table-cell office:value-type="string">
            <text:p>MasterCard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07/03/2017</text:p>
          </table:table-cell>
          <table:table-cell office:value-type="string">
            <text:p>DigiCash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14/04/2017</text:p>
          </table:table-cell>
          <table:table-cell office:value-type="string">
            <text:p>Paypal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09/07/2017</text:p>
          </table:table-cell>
          <table:table-cell office:value-type="string">
            <text:p>Visa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7/01/2017</text:p>
          </table:table-cell>
          <table:table-cell office:value-type="string">
            <text:p>MasterCard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27/09/2017</text:p>
          </table:table-cell>
          <table:table-cell office:value-type="string">
            <text:p>DigiCash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05/06/2017</text:p>
          </table:table-cell>
          <table:table-cell office:value-type="string">
            <text:p>Paypal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29/10/2017</text:p>
          </table:table-cell>
          <table:table-cell office:value-type="string">
            <text:p>Visa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19/12/2016</text:p>
          </table:table-cell>
          <table:table-cell office:value-type="string">
            <text:p>MasterCard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04/08/2017</text:p>
          </table:table-cell>
          <table:table-cell office:value-type="string">
            <text:p>DigiCash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09/01/2017</text:p>
          </table:table-cell>
          <table:table-cell office:value-type="string">
            <text:p>Paypal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09/08/2017</text:p>
          </table:table-cell>
          <table:table-cell office:value-type="string">
            <text:p>Visa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28/12/2016</text:p>
          </table:table-cell>
          <table:table-cell office:value-type="string">
            <text:p>MasterCard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21/03/2017</text:p>
          </table:table-cell>
          <table:table-cell office:value-type="string">
            <text:p>DigiCash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01/05/2017</text:p>
          </table:table-cell>
          <table:table-cell office:value-type="string">
            <text:p>Paypa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18/06/2017</text:p>
          </table:table-cell>
          <table:table-cell office:value-type="string">
            <text:p>Visa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09/04/2017</text:p>
          </table:table-cell>
          <table:table-cell office:value-type="string">
            <text:p>MasterCard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16/09/2017</text:p>
          </table:table-cell>
          <table:table-cell office:value-type="string">
            <text:p>DigiCash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04/02/2017</text:p>
          </table:table-cell>
          <table:table-cell office:value-type="string">
            <text:p>Paypal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15/08/2017</text:p>
          </table:table-cell>
          <table:table-cell office:value-type="string">
            <text:p>Visa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30/05/2017</text:p>
          </table:table-cell>
          <table:table-cell office:value-type="string">
            <text:p>MasterCard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24/07/2017</text:p>
          </table:table-cell>
          <table:table-cell office:value-type="string">
            <text:p>DigiCash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06/01/2017</text:p>
          </table:table-cell>
          <table:table-cell office:value-type="string">
            <text:p>Paypal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14/10/2017</text:p>
          </table:table-cell>
          <table:table-cell office:value-type="string">
            <text:p>Visa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10/03/2017</text:p>
          </table:table-cell>
          <table:table-cell office:value-type="string">
            <text:p>MasterCard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01/09/2017</text:p>
          </table:table-cell>
          <table:table-cell office:value-type="string">
            <text:p>DigiCash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15/08/2017</text:p>
          </table:table-cell>
          <table:table-cell office:value-type="string">
            <text:p>Paypal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13/03/2017</text:p>
          </table:table-cell>
          <table:table-cell office:value-type="string">
            <text:p>Visa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23/05/2017</text:p>
          </table:table-cell>
          <table:table-cell office:value-type="string">
            <text:p>MasterCard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16/05/2017</text:p>
          </table:table-cell>
          <table:table-cell office:value-type="string">
            <text:p>DigiCash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14/04/2017</text:p>
          </table:table-cell>
          <table:table-cell office:value-type="string">
            <text:p>Paypal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21/07/2017</text:p>
          </table:table-cell>
          <table:table-cell office:value-type="string">
            <text:p>Visa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13/09/2017</text:p>
          </table:table-cell>
          <table:table-cell office:value-type="string">
            <text:p>MasterCard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18/09/2017</text:p>
          </table:table-cell>
          <table:table-cell office:value-type="string">
            <text:p>DigiCash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29/01/2017</text:p>
          </table:table-cell>
          <table:table-cell office:value-type="string">
            <text:p>Paypal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03/08/2017</text:p>
          </table:table-cell>
          <table:table-cell office:value-type="string">
            <text:p>Visa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07/09/2017</text:p>
          </table:table-cell>
          <table:table-cell office:value-type="string">
            <text:p>MasterCard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21/04/2017</text:p>
          </table:table-cell>
          <table:table-cell office:value-type="string">
            <text:p>DigiCash</text:p>
          </table:table-cell>
          <table:table-cell office:value-type="float" office:value="265">
            <text:p>265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18/02/2017</text:p>
          </table:table-cell>
          <table:table-cell office:value-type="string">
            <text:p>Paypa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01/02/2017</text:p>
          </table:table-cell>
          <table:table-cell office:value-type="string">
            <text:p>Visa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01/12/2017</text:p>
          </table:table-cell>
          <table:table-cell office:value-type="string">
            <text:p>MasterCard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05/06/2017</text:p>
          </table:table-cell>
          <table:table-cell office:value-type="string">
            <text:p>DigiCash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26/11/2017</text:p>
          </table:table-cell>
          <table:table-cell office:value-type="string">
            <text:p>Paypal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10/01/2017</text:p>
          </table:table-cell>
          <table:table-cell office:value-type="string">
            <text:p>Visa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13/09/2017</text:p>
          </table:table-cell>
          <table:table-cell office:value-type="string">
            <text:p>MasterCard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17/03/2017</text:p>
          </table:table-cell>
          <table:table-cell office:value-type="string">
            <text:p>DigiCash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11/12/2017</text:p>
          </table:table-cell>
          <table:table-cell office:value-type="string">
            <text:p>Paypal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14/02/2017</text:p>
          </table:table-cell>
          <table:table-cell office:value-type="string">
            <text:p>Visa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18/06/2017</text:p>
          </table:table-cell>
          <table:table-cell office:value-type="string">
            <text:p>MasterCard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0/08/2017</text:p>
          </table:table-cell>
          <table:table-cell office:value-type="string">
            <text:p>DigiCash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03/05/2017</text:p>
          </table:table-cell>
          <table:table-cell office:value-type="string">
            <text:p>Paypal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27/12/2016</text:p>
          </table:table-cell>
          <table:table-cell office:value-type="string">
            <text:p>Visa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10/01/2017</text:p>
          </table:table-cell>
          <table:table-cell office:value-type="string">
            <text:p>MasterCard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19/11/2017</text:p>
          </table:table-cell>
          <table:table-cell office:value-type="string">
            <text:p>DigiCash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30/07/2017</text:p>
          </table:table-cell>
          <table:table-cell office:value-type="string">
            <text:p>Paypal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02/12/2017</text:p>
          </table:table-cell>
          <table:table-cell office:value-type="string">
            <text:p>Visa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19/04/2017</text:p>
          </table:table-cell>
          <table:table-cell office:value-type="string">
            <text:p>MasterCard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23/01/2017</text:p>
          </table:table-cell>
          <table:table-cell office:value-type="string">
            <text:p>DigiCash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04/07/2017</text:p>
          </table:table-cell>
          <table:table-cell office:value-type="string">
            <text:p>Paypal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01/03/2017</text:p>
          </table:table-cell>
          <table:table-cell office:value-type="string">
            <text:p>Visa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26/04/2017</text:p>
          </table:table-cell>
          <table:table-cell office:value-type="string">
            <text:p>MasterCard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04/01/2017</text:p>
          </table:table-cell>
          <table:table-cell office:value-type="string">
            <text:p>DigiCash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28/10/2017</text:p>
          </table:table-cell>
          <table:table-cell office:value-type="string">
            <text:p>Paypal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12/01/2017</text:p>
          </table:table-cell>
          <table:table-cell office:value-type="string">
            <text:p>Visa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14/08/2017</text:p>
          </table:table-cell>
          <table:table-cell office:value-type="string">
            <text:p>MasterCard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18/01/2017</text:p>
          </table:table-cell>
          <table:table-cell office:value-type="string">
            <text:p>DigiCash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02/09/2017</text:p>
          </table:table-cell>
          <table:table-cell office:value-type="string">
            <text:p>Paypal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20/06/2017</text:p>
          </table:table-cell>
          <table:table-cell office:value-type="string">
            <text:p>Visa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03/09/2017</text:p>
          </table:table-cell>
          <table:table-cell office:value-type="string">
            <text:p>MasterCard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04/06/2017</text:p>
          </table:table-cell>
          <table:table-cell office:value-type="string">
            <text:p>DigiCash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10/05/2017</text:p>
          </table:table-cell>
          <table:table-cell office:value-type="string">
            <text:p>Paypal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29/04/2017</text:p>
          </table:table-cell>
          <table:table-cell office:value-type="string">
            <text:p>Vis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15/04/2017</text:p>
          </table:table-cell>
          <table:table-cell office:value-type="string">
            <text:p>MasterCard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04/02/2017</text:p>
          </table:table-cell>
          <table:table-cell office:value-type="string">
            <text:p>DigiCash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07/10/2017</text:p>
          </table:table-cell>
          <table:table-cell office:value-type="string">
            <text:p>Paypal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25/08/2017</text:p>
          </table:table-cell>
          <table:table-cell office:value-type="string">
            <text:p>Visa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08/11/2017</text:p>
          </table:table-cell>
          <table:table-cell office:value-type="string">
            <text:p>MasterCard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24/09/2017</text:p>
          </table:table-cell>
          <table:table-cell office:value-type="string">
            <text:p>DigiCash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24/04/2017</text:p>
          </table:table-cell>
          <table:table-cell office:value-type="string">
            <text:p>Paypal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28/11/2017</text:p>
          </table:table-cell>
          <table:table-cell office:value-type="string">
            <text:p>Visa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13/06/2017</text:p>
          </table:table-cell>
          <table:table-cell office:value-type="string">
            <text:p>MasterCard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31/05/2017</text:p>
          </table:table-cell>
          <table:table-cell office:value-type="string">
            <text:p>DigiCash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20/12/2016</text:p>
          </table:table-cell>
          <table:table-cell office:value-type="string">
            <text:p>Paypal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09/03/2017</text:p>
          </table:table-cell>
          <table:table-cell office:value-type="string">
            <text:p>Visa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22/07/2017</text:p>
          </table:table-cell>
          <table:table-cell office:value-type="string">
            <text:p>MasterCard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16/02/2017</text:p>
          </table:table-cell>
          <table:table-cell office:value-type="string">
            <text:p>DigiCash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10/05/2017</text:p>
          </table:table-cell>
          <table:table-cell office:value-type="string">
            <text:p>Paypal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29/08/2017</text:p>
          </table:table-cell>
          <table:table-cell office:value-type="string">
            <text:p>Visa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15/04/2017</text:p>
          </table:table-cell>
          <table:table-cell office:value-type="string">
            <text:p>MasterCard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17/11/2017</text:p>
          </table:table-cell>
          <table:table-cell office:value-type="string">
            <text:p>DigiCash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28/07/2017</text:p>
          </table:table-cell>
          <table:table-cell office:value-type="string">
            <text:p>Paypal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17/08/2017</text:p>
          </table:table-cell>
          <table:table-cell office:value-type="string">
            <text:p>Visa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22/08/2017</text:p>
          </table:table-cell>
          <table:table-cell office:value-type="string">
            <text:p>MasterCard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04/12/2017</text:p>
          </table:table-cell>
          <table:table-cell office:value-type="string">
            <text:p>DigiCash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12/08/2017</text:p>
          </table:table-cell>
          <table:table-cell office:value-type="string">
            <text:p>Paypal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09/05/2017</text:p>
          </table:table-cell>
          <table:table-cell office:value-type="string">
            <text:p>Visa</text:p>
          </table:table-cell>
          <table:table-cell office:value-type="float" office:value="261">
            <text:p>261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11/12/2017</text:p>
          </table:table-cell>
          <table:table-cell office:value-type="string">
            <text:p>MasterCard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26/08/2017</text:p>
          </table:table-cell>
          <table:table-cell office:value-type="string">
            <text:p>DigiCash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03/08/2017</text:p>
          </table:table-cell>
          <table:table-cell office:value-type="string">
            <text:p>Paypal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17/12/2016</text:p>
          </table:table-cell>
          <table:table-cell office:value-type="string">
            <text:p>Vis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03/12/2017</text:p>
          </table:table-cell>
          <table:table-cell office:value-type="string">
            <text:p>MasterCard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14/12/2016</text:p>
          </table:table-cell>
          <table:table-cell office:value-type="string">
            <text:p>DigiCash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25/08/2017</text:p>
          </table:table-cell>
          <table:table-cell office:value-type="string">
            <text:p>Paypal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26/05/2017</text:p>
          </table:table-cell>
          <table:table-cell office:value-type="string">
            <text:p>Visa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18/07/2017</text:p>
          </table:table-cell>
          <table:table-cell office:value-type="string">
            <text:p>MasterCard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26/04/2017</text:p>
          </table:table-cell>
          <table:table-cell office:value-type="string">
            <text:p>DigiCash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12/02/2017</text:p>
          </table:table-cell>
          <table:table-cell office:value-type="string">
            <text:p>Paypal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19/02/2017</text:p>
          </table:table-cell>
          <table:table-cell office:value-type="string">
            <text:p>Visa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25/11/2017</text:p>
          </table:table-cell>
          <table:table-cell office:value-type="string">
            <text:p>MasterCard</text:p>
          </table:table-cell>
          <table:table-cell office:value-type="float" office:value="254">
            <text:p>25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25/06/2017</text:p>
          </table:table-cell>
          <table:table-cell office:value-type="string">
            <text:p>DigiCash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05/05/2017</text:p>
          </table:table-cell>
          <table:table-cell office:value-type="string">
            <text:p>Paypal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22/06/2017</text:p>
          </table:table-cell>
          <table:table-cell office:value-type="string">
            <text:p>Visa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29/06/2017</text:p>
          </table:table-cell>
          <table:table-cell office:value-type="string">
            <text:p>MasterCard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18/11/2017</text:p>
          </table:table-cell>
          <table:table-cell office:value-type="string">
            <text:p>DigiCash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07/08/2017</text:p>
          </table:table-cell>
          <table:table-cell office:value-type="string">
            <text:p>Paypal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04/05/2017</text:p>
          </table:table-cell>
          <table:table-cell office:value-type="string">
            <text:p>Visa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02/02/2017</text:p>
          </table:table-cell>
          <table:table-cell office:value-type="string">
            <text:p>MasterCard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06/12/2017</text:p>
          </table:table-cell>
          <table:table-cell office:value-type="string">
            <text:p>DigiCash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29/10/2017</text:p>
          </table:table-cell>
          <table:table-cell office:value-type="string">
            <text:p>Paypal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20/11/2017</text:p>
          </table:table-cell>
          <table:table-cell office:value-type="string">
            <text:p>Visa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01/12/2017</text:p>
          </table:table-cell>
          <table:table-cell office:value-type="string">
            <text:p>MasterCard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08/06/2017</text:p>
          </table:table-cell>
          <table:table-cell office:value-type="string">
            <text:p>DigiCash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02/12/2017</text:p>
          </table:table-cell>
          <table:table-cell office:value-type="string">
            <text:p>Paypal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15/10/2017</text:p>
          </table:table-cell>
          <table:table-cell office:value-type="string">
            <text:p>Visa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27/08/2017</text:p>
          </table:table-cell>
          <table:table-cell office:value-type="string">
            <text:p>MasterCard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08/07/2017</text:p>
          </table:table-cell>
          <table:table-cell office:value-type="string">
            <text:p>DigiCash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27/08/2017</text:p>
          </table:table-cell>
          <table:table-cell office:value-type="string">
            <text:p>Paypal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12/12/2016</text:p>
          </table:table-cell>
          <table:table-cell office:value-type="string">
            <text:p>Visa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15/06/2017</text:p>
          </table:table-cell>
          <table:table-cell office:value-type="string">
            <text:p>MasterCard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23/07/2017</text:p>
          </table:table-cell>
          <table:table-cell office:value-type="string">
            <text:p>DigiCash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02/01/2017</text:p>
          </table:table-cell>
          <table:table-cell office:value-type="string">
            <text:p>Paypal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27/09/2017</text:p>
          </table:table-cell>
          <table:table-cell office:value-type="string">
            <text:p>Visa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05/08/2017</text:p>
          </table:table-cell>
          <table:table-cell office:value-type="string">
            <text:p>MasterCard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24/01/2017</text:p>
          </table:table-cell>
          <table:table-cell office:value-type="string">
            <text:p>DigiCash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26/07/2017</text:p>
          </table:table-cell>
          <table:table-cell office:value-type="string">
            <text:p>Paypa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03/01/2017</text:p>
          </table:table-cell>
          <table:table-cell office:value-type="string">
            <text:p>Visa</text:p>
          </table:table-cell>
          <table:table-cell office:value-type="float" office:value="281">
            <text:p>281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12/11/2017</text:p>
          </table:table-cell>
          <table:table-cell office:value-type="string">
            <text:p>MasterCard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10/08/2017</text:p>
          </table:table-cell>
          <table:table-cell office:value-type="string">
            <text:p>DigiCash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17/10/2017</text:p>
          </table:table-cell>
          <table:table-cell office:value-type="string">
            <text:p>Paypal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15/09/2017</text:p>
          </table:table-cell>
          <table:table-cell office:value-type="string">
            <text:p>Visa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29/04/2017</text:p>
          </table:table-cell>
          <table:table-cell office:value-type="string">
            <text:p>MasterCard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30/06/2017</text:p>
          </table:table-cell>
          <table:table-cell office:value-type="string">
            <text:p>DigiCash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31/05/2017</text:p>
          </table:table-cell>
          <table:table-cell office:value-type="string">
            <text:p>Paypal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03/07/2017</text:p>
          </table:table-cell>
          <table:table-cell office:value-type="string">
            <text:p>Visa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12/06/2017</text:p>
          </table:table-cell>
          <table:table-cell office:value-type="string">
            <text:p>MasterCard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03/03/2017</text:p>
          </table:table-cell>
          <table:table-cell office:value-type="string">
            <text:p>DigiCash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05/11/2017</text:p>
          </table:table-cell>
          <table:table-cell office:value-type="string">
            <text:p>Paypal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10/04/2017</text:p>
          </table:table-cell>
          <table:table-cell office:value-type="string">
            <text:p>Visa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07/03/2017</text:p>
          </table:table-cell>
          <table:table-cell office:value-type="string">
            <text:p>MasterCard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16/01/2017</text:p>
          </table:table-cell>
          <table:table-cell office:value-type="string">
            <text:p>DigiCash</text:p>
          </table:table-cell>
          <table:table-cell office:value-type="float" office:value="261">
            <text:p>261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27/02/2017</text:p>
          </table:table-cell>
          <table:table-cell office:value-type="string">
            <text:p>Paypal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12/12/2016</text:p>
          </table:table-cell>
          <table:table-cell office:value-type="string">
            <text:p>Visa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02/10/2017</text:p>
          </table:table-cell>
          <table:table-cell office:value-type="string">
            <text:p>MasterCard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13/12/2016</text:p>
          </table:table-cell>
          <table:table-cell office:value-type="string">
            <text:p>DigiCash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30/10/2017</text:p>
          </table:table-cell>
          <table:table-cell office:value-type="string">
            <text:p>Paypal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06/10/2017</text:p>
          </table:table-cell>
          <table:table-cell office:value-type="string">
            <text:p>Visa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14/11/2017</text:p>
          </table:table-cell>
          <table:table-cell office:value-type="string">
            <text:p>MasterCard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11/06/2017</text:p>
          </table:table-cell>
          <table:table-cell office:value-type="string">
            <text:p>DigiCash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17/02/2017</text:p>
          </table:table-cell>
          <table:table-cell office:value-type="string">
            <text:p>Paypal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20/11/2017</text:p>
          </table:table-cell>
          <table:table-cell office:value-type="string">
            <text:p>Visa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24/11/2017</text:p>
          </table:table-cell>
          <table:table-cell office:value-type="string">
            <text:p>MasterCard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26/03/2017</text:p>
          </table:table-cell>
          <table:table-cell office:value-type="string">
            <text:p>DigiCash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09/06/2017</text:p>
          </table:table-cell>
          <table:table-cell office:value-type="string">
            <text:p>Paypal</text:p>
          </table:table-cell>
          <table:table-cell office:value-type="float" office:value="254">
            <text:p>254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26/03/2017</text:p>
          </table:table-cell>
          <table:table-cell office:value-type="string">
            <text:p>Visa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23/12/2016</text:p>
          </table:table-cell>
          <table:table-cell office:value-type="string">
            <text:p>MasterCard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13/12/2016</text:p>
          </table:table-cell>
          <table:table-cell office:value-type="string">
            <text:p>DigiCash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21/10/2017</text:p>
          </table:table-cell>
          <table:table-cell office:value-type="string">
            <text:p>Paypal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06/06/2017</text:p>
          </table:table-cell>
          <table:table-cell office:value-type="string">
            <text:p>Visa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25/01/2017</text:p>
          </table:table-cell>
          <table:table-cell office:value-type="string">
            <text:p>MasterCard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15/05/2017</text:p>
          </table:table-cell>
          <table:table-cell office:value-type="string">
            <text:p>DigiCash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30/10/2017</text:p>
          </table:table-cell>
          <table:table-cell office:value-type="string">
            <text:p>Paypal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13/08/2017</text:p>
          </table:table-cell>
          <table:table-cell office:value-type="string">
            <text:p>Visa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04/02/2017</text:p>
          </table:table-cell>
          <table:table-cell office:value-type="string">
            <text:p>MasterCard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15/02/2017</text:p>
          </table:table-cell>
          <table:table-cell office:value-type="string">
            <text:p>DigiCash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26/07/2017</text:p>
          </table:table-cell>
          <table:table-cell office:value-type="string">
            <text:p>Paypal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12/05/2017</text:p>
          </table:table-cell>
          <table:table-cell office:value-type="string">
            <text:p>Visa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05/08/2017</text:p>
          </table:table-cell>
          <table:table-cell office:value-type="string">
            <text:p>MasterCard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02/11/2017</text:p>
          </table:table-cell>
          <table:table-cell office:value-type="string">
            <text:p>DigiCash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23/08/2017</text:p>
          </table:table-cell>
          <table:table-cell office:value-type="string">
            <text:p>Paypal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16/03/2017</text:p>
          </table:table-cell>
          <table:table-cell office:value-type="string">
            <text:p>Visa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15/11/2017</text:p>
          </table:table-cell>
          <table:table-cell office:value-type="string">
            <text:p>MasterCard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05/12/2017</text:p>
          </table:table-cell>
          <table:table-cell office:value-type="string">
            <text:p>DigiCash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27/06/2017</text:p>
          </table:table-cell>
          <table:table-cell office:value-type="string">
            <text:p>Paypal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20/02/2017</text:p>
          </table:table-cell>
          <table:table-cell office:value-type="string">
            <text:p>Visa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10/12/2017</text:p>
          </table:table-cell>
          <table:table-cell office:value-type="string">
            <text:p>MasterCard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12/06/2017</text:p>
          </table:table-cell>
          <table:table-cell office:value-type="string">
            <text:p>DigiCash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06/06/2017</text:p>
          </table:table-cell>
          <table:table-cell office:value-type="string">
            <text:p>Paypal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06/03/2017</text:p>
          </table:table-cell>
          <table:table-cell office:value-type="string">
            <text:p>Visa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20/07/2017</text:p>
          </table:table-cell>
          <table:table-cell office:value-type="string">
            <text:p>MasterCar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09/04/2017</text:p>
          </table:table-cell>
          <table:table-cell office:value-type="string">
            <text:p>DigiCash</text:p>
          </table:table-cell>
          <table:table-cell office:value-type="float" office:value="281">
            <text:p>281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28/02/2017</text:p>
          </table:table-cell>
          <table:table-cell office:value-type="string">
            <text:p>Paypal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14/12/2016</text:p>
          </table:table-cell>
          <table:table-cell office:value-type="string">
            <text:p>Visa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11/03/2017</text:p>
          </table:table-cell>
          <table:table-cell office:value-type="string">
            <text:p>MasterCard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12/06/2017</text:p>
          </table:table-cell>
          <table:table-cell office:value-type="string">
            <text:p>DigiCash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10/07/2017</text:p>
          </table:table-cell>
          <table:table-cell office:value-type="string">
            <text:p>Paypal</text:p>
          </table:table-cell>
          <table:table-cell table:formula="of:=ROUND(RAND()*298)" office:value-type="float" office:value="90">
            <text:p>90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29/01/2017</text:p>
          </table:table-cell>
          <table:table-cell office:value-type="string">
            <text:p>Visa</text:p>
          </table:table-cell>
          <table:table-cell table:formula="of:=ROUND(RAND()*298)" office:value-type="float" office:value="54">
            <text:p>54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26/08/2017</text:p>
          </table:table-cell>
          <table:table-cell office:value-type="string">
            <text:p>MasterCard</text:p>
          </table:table-cell>
          <table:table-cell table:formula="of:=ROUND(RAND()*298)" office:value-type="float" office:value="162">
            <text:p>162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02/06/2017</text:p>
          </table:table-cell>
          <table:table-cell office:value-type="string">
            <text:p>DigiCash</text:p>
          </table:table-cell>
          <table:table-cell table:formula="of:=ROUND(RAND()*298)" office:value-type="float" office:value="169">
            <text:p>169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19/05/2017</text:p>
          </table:table-cell>
          <table:table-cell office:value-type="string">
            <text:p>Paypal</text:p>
          </table:table-cell>
          <table:table-cell table:formula="of:=ROUND(RAND()*298)" office:value-type="float" office:value="118">
            <text:p>118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10/06/2017</text:p>
          </table:table-cell>
          <table:table-cell office:value-type="string">
            <text:p>Visa</text:p>
          </table:table-cell>
          <table:table-cell table:formula="of:=ROUND(RAND()*298)" office:value-type="float" office:value="210">
            <text:p>210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02/07/2017</text:p>
          </table:table-cell>
          <table:table-cell office:value-type="string">
            <text:p>MasterCard</text:p>
          </table:table-cell>
          <table:table-cell table:formula="of:=ROUND(RAND()*298)" office:value-type="float" office:value="46">
            <text:p>46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25/06/2017</text:p>
          </table:table-cell>
          <table:table-cell office:value-type="string">
            <text:p>DigiCash</text:p>
          </table:table-cell>
          <table:table-cell table:formula="of:=ROUND(RAND()*298)" office:value-type="float" office:value="14">
            <text:p>14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20/01/2017</text:p>
          </table:table-cell>
          <table:table-cell office:value-type="string">
            <text:p>Paypal</text:p>
          </table:table-cell>
          <table:table-cell table:formula="of:=ROUND(RAND()*298)" office:value-type="float" office:value="262">
            <text:p>262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02/04/2017</text:p>
          </table:table-cell>
          <table:table-cell office:value-type="string">
            <text:p>Visa</text:p>
          </table:table-cell>
          <table:table-cell table:formula="of:=ROUND(RAND()*298)" office:value-type="float" office:value="250">
            <text:p>250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08/05/2017</text:p>
          </table:table-cell>
          <table:table-cell office:value-type="string">
            <text:p>MasterCard</text:p>
          </table:table-cell>
          <table:table-cell table:formula="of:=ROUND(RAND()*298)" office:value-type="float" office:value="20">
            <text:p>20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12/04/2017</text:p>
          </table:table-cell>
          <table:table-cell office:value-type="string">
            <text:p>DigiCash</text:p>
          </table:table-cell>
          <table:table-cell table:formula="of:=ROUND(RAND()*298)" office:value-type="float" office:value="266">
            <text:p>266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06/02/2017</text:p>
          </table:table-cell>
          <table:table-cell office:value-type="string">
            <text:p>Paypal</text:p>
          </table:table-cell>
          <table:table-cell table:formula="of:=ROUND(RAND()*298)" office:value-type="float" office:value="36">
            <text:p>36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08/03/2017</text:p>
          </table:table-cell>
          <table:table-cell office:value-type="string">
            <text:p>Visa</text:p>
          </table:table-cell>
          <table:table-cell table:formula="of:=ROUND(RAND()*298)" office:value-type="float" office:value="212">
            <text:p>212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16/06/2017</text:p>
          </table:table-cell>
          <table:table-cell office:value-type="string">
            <text:p>MasterCard</text:p>
          </table:table-cell>
          <table:table-cell table:formula="of:=ROUND(RAND()*298)" office:value-type="float" office:value="95">
            <text:p>95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07/06/2017</text:p>
          </table:table-cell>
          <table:table-cell office:value-type="string">
            <text:p>DigiCash</text:p>
          </table:table-cell>
          <table:table-cell table:formula="of:=ROUND(RAND()*298)" office:value-type="float" office:value="128">
            <text:p>128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05/10/2017</text:p>
          </table:table-cell>
          <table:table-cell office:value-type="string">
            <text:p>Paypal</text:p>
          </table:table-cell>
          <table:table-cell table:formula="of:=ROUND(RAND()*298)" office:value-type="float" office:value="138">
            <text:p>138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28/01/2017</text:p>
          </table:table-cell>
          <table:table-cell office:value-type="string">
            <text:p>Visa</text:p>
          </table:table-cell>
          <table:table-cell table:formula="of:=ROUND(RAND()*298)" office:value-type="float" office:value="49">
            <text:p>49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28/10/2017</text:p>
          </table:table-cell>
          <table:table-cell office:value-type="string">
            <text:p>MasterCard</text:p>
          </table:table-cell>
          <table:table-cell table:formula="of:=ROUND(RAND()*298)" office:value-type="float" office:value="38">
            <text:p>38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27/01/2017</text:p>
          </table:table-cell>
          <table:table-cell office:value-type="string">
            <text:p>DigiCash</text:p>
          </table:table-cell>
          <table:table-cell table:formula="of:=ROUND(RAND()*298)" office:value-type="float" office:value="199">
            <text:p>199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01/01/2017</text:p>
          </table:table-cell>
          <table:table-cell office:value-type="string">
            <text:p>Paypal</text:p>
          </table:table-cell>
          <table:table-cell table:formula="of:=ROUND(RAND()*298)" office:value-type="float" office:value="87">
            <text:p>87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02/03/2017</text:p>
          </table:table-cell>
          <table:table-cell office:value-type="string">
            <text:p>Visa</text:p>
          </table:table-cell>
          <table:table-cell table:formula="of:=ROUND(RAND()*298)" office:value-type="float" office:value="238">
            <text:p>238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01/04/2017</text:p>
          </table:table-cell>
          <table:table-cell office:value-type="string">
            <text:p>MasterCard</text:p>
          </table:table-cell>
          <table:table-cell table:formula="of:=ROUND(RAND()*298)" office:value-type="float" office:value="120">
            <text:p>120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18/07/2017</text:p>
          </table:table-cell>
          <table:table-cell office:value-type="string">
            <text:p>DigiCash</text:p>
          </table:table-cell>
          <table:table-cell table:formula="of:=ROUND(RAND()*298)" office:value-type="float" office:value="93">
            <text:p>93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09/04/2017</text:p>
          </table:table-cell>
          <table:table-cell office:value-type="string">
            <text:p>Paypal</text:p>
          </table:table-cell>
          <table:table-cell table:formula="of:=ROUND(RAND()*298)" office:value-type="float" office:value="114">
            <text:p>114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18/08/2017</text:p>
          </table:table-cell>
          <table:table-cell office:value-type="string">
            <text:p>Visa</text:p>
          </table:table-cell>
          <table:table-cell table:formula="of:=ROUND(RAND()*298)" office:value-type="float" office:value="177">
            <text:p>177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17/08/2017</text:p>
          </table:table-cell>
          <table:table-cell office:value-type="string">
            <text:p>MasterCard</text:p>
          </table:table-cell>
          <table:table-cell table:formula="of:=ROUND(RAND()*298)" office:value-type="float" office:value="190">
            <text:p>190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12/03/2017</text:p>
          </table:table-cell>
          <table:table-cell office:value-type="string">
            <text:p>DigiCash</text:p>
          </table:table-cell>
          <table:table-cell table:formula="of:=ROUND(RAND()*298)" office:value-type="float" office:value="67">
            <text:p>67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31/08/2017</text:p>
          </table:table-cell>
          <table:table-cell office:value-type="string">
            <text:p>Paypal</text:p>
          </table:table-cell>
          <table:table-cell table:formula="of:=ROUND(RAND()*298)" office:value-type="float" office:value="73">
            <text:p>73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10/11/2017</text:p>
          </table:table-cell>
          <table:table-cell office:value-type="string">
            <text:p>Visa</text:p>
          </table:table-cell>
          <table:table-cell table:formula="of:=ROUND(RAND()*298)" office:value-type="float" office:value="201">
            <text:p>201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16/11/2017</text:p>
          </table:table-cell>
          <table:table-cell office:value-type="string">
            <text:p>MasterCard</text:p>
          </table:table-cell>
          <table:table-cell table:formula="of:=ROUND(RAND()*298)" office:value-type="float" office:value="13">
            <text:p>13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27/02/2017</text:p>
          </table:table-cell>
          <table:table-cell office:value-type="string">
            <text:p>DigiCash</text:p>
          </table:table-cell>
          <table:table-cell table:formula="of:=ROUND(RAND()*298)" office:value-type="float" office:value="204">
            <text:p>204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02/11/2017</text:p>
          </table:table-cell>
          <table:table-cell office:value-type="string">
            <text:p>Paypal</text:p>
          </table:table-cell>
          <table:table-cell table:formula="of:=ROUND(RAND()*298)" office:value-type="float" office:value="114">
            <text:p>114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18/10/2017</text:p>
          </table:table-cell>
          <table:table-cell office:value-type="string">
            <text:p>Visa</text:p>
          </table:table-cell>
          <table:table-cell table:formula="of:=ROUND(RAND()*298)" office:value-type="float" office:value="69">
            <text:p>69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06/02/2017</text:p>
          </table:table-cell>
          <table:table-cell office:value-type="string">
            <text:p>MasterCard</text:p>
          </table:table-cell>
          <table:table-cell table:formula="of:=ROUND(RAND()*298)" office:value-type="float" office:value="110">
            <text:p>110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09/09/2017</text:p>
          </table:table-cell>
          <table:table-cell office:value-type="string">
            <text:p>DigiCash</text:p>
          </table:table-cell>
          <table:table-cell table:formula="of:=ROUND(RAND()*298)" office:value-type="float" office:value="85">
            <text:p>85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31/12/2016</text:p>
          </table:table-cell>
          <table:table-cell office:value-type="string">
            <text:p>Paypal</text:p>
          </table:table-cell>
          <table:table-cell table:formula="of:=ROUND(RAND()*298)" office:value-type="float" office:value="241">
            <text:p>241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07/10/2017</text:p>
          </table:table-cell>
          <table:table-cell office:value-type="string">
            <text:p>Visa</text:p>
          </table:table-cell>
          <table:table-cell table:formula="of:=ROUND(RAND()*298)" office:value-type="float" office:value="124">
            <text:p>124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18/02/2017</text:p>
          </table:table-cell>
          <table:table-cell office:value-type="string">
            <text:p>MasterCard</text:p>
          </table:table-cell>
          <table:table-cell table:formula="of:=ROUND(RAND()*298)" office:value-type="float" office:value="82">
            <text:p>8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28/02/2017</text:p>
          </table:table-cell>
          <table:table-cell office:value-type="string">
            <text:p>DigiCash</text:p>
          </table:table-cell>
          <table:table-cell table:formula="of:=ROUND(RAND()*298)" office:value-type="float" office:value="266">
            <text:p>266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10/06/2017</text:p>
          </table:table-cell>
          <table:table-cell office:value-type="string">
            <text:p>Paypal</text:p>
          </table:table-cell>
          <table:table-cell table:formula="of:=ROUND(RAND()*298)" office:value-type="float" office:value="291">
            <text:p>291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13/06/2017</text:p>
          </table:table-cell>
          <table:table-cell office:value-type="string">
            <text:p>Visa</text:p>
          </table:table-cell>
          <table:table-cell table:formula="of:=ROUND(RAND()*298)" office:value-type="float" office:value="37">
            <text:p>37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25/05/2017</text:p>
          </table:table-cell>
          <table:table-cell office:value-type="string">
            <text:p>MasterCard</text:p>
          </table:table-cell>
          <table:table-cell table:formula="of:=ROUND(RAND()*298)" office:value-type="float" office:value="278">
            <text:p>278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07/07/2017</text:p>
          </table:table-cell>
          <table:table-cell office:value-type="string">
            <text:p>DigiCash</text:p>
          </table:table-cell>
          <table:table-cell table:formula="of:=ROUND(RAND()*298)" office:value-type="float" office:value="139">
            <text:p>139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25/03/2017</text:p>
          </table:table-cell>
          <table:table-cell office:value-type="string">
            <text:p>Paypal</text:p>
          </table:table-cell>
          <table:table-cell table:formula="of:=ROUND(RAND()*298)" office:value-type="float" office:value="201">
            <text:p>201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22/04/2017</text:p>
          </table:table-cell>
          <table:table-cell office:value-type="string">
            <text:p>Visa</text:p>
          </table:table-cell>
          <table:table-cell table:formula="of:=ROUND(RAND()*298)" office:value-type="float" office:value="231">
            <text:p>231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27/09/2017</text:p>
          </table:table-cell>
          <table:table-cell office:value-type="string">
            <text:p>MasterCard</text:p>
          </table:table-cell>
          <table:table-cell table:formula="of:=ROUND(RAND()*298)" office:value-type="float" office:value="260">
            <text:p>260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01/01/2017</text:p>
          </table:table-cell>
          <table:table-cell office:value-type="string">
            <text:p>DigiCash</text:p>
          </table:table-cell>
          <table:table-cell table:formula="of:=ROUND(RAND()*298)" office:value-type="float" office:value="107">
            <text:p>107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05/04/2017</text:p>
          </table:table-cell>
          <table:table-cell office:value-type="string">
            <text:p>Paypal</text:p>
          </table:table-cell>
          <table:table-cell table:formula="of:=ROUND(RAND()*298)" office:value-type="float" office:value="38">
            <text:p>38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05/05/2017</text:p>
          </table:table-cell>
          <table:table-cell office:value-type="string">
            <text:p>Visa</text:p>
          </table:table-cell>
          <table:table-cell table:formula="of:=ROUND(RAND()*298)" office:value-type="float" office:value="168">
            <text:p>168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03/10/2017</text:p>
          </table:table-cell>
          <table:table-cell office:value-type="string">
            <text:p>MasterCard</text:p>
          </table:table-cell>
          <table:table-cell table:formula="of:=ROUND(RAND()*298)" office:value-type="float" office:value="121">
            <text:p>121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18/06/2017</text:p>
          </table:table-cell>
          <table:table-cell office:value-type="string">
            <text:p>DigiCash</text:p>
          </table:table-cell>
          <table:table-cell table:formula="of:=ROUND(RAND()*298)" office:value-type="float" office:value="171">
            <text:p>171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15/06/2017</text:p>
          </table:table-cell>
          <table:table-cell office:value-type="string">
            <text:p>Paypal</text:p>
          </table:table-cell>
          <table:table-cell table:formula="of:=ROUND(RAND()*298)" office:value-type="float" office:value="84">
            <text:p>84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26/06/2017</text:p>
          </table:table-cell>
          <table:table-cell office:value-type="string">
            <text:p>Visa</text:p>
          </table:table-cell>
          <table:table-cell table:formula="of:=ROUND(RAND()*298)" office:value-type="float" office:value="102">
            <text:p>102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15/06/2017</text:p>
          </table:table-cell>
          <table:table-cell office:value-type="string">
            <text:p>MasterCard</text:p>
          </table:table-cell>
          <table:table-cell table:formula="of:=ROUND(RAND()*298)" office:value-type="float" office:value="36">
            <text:p>36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30/04/2017</text:p>
          </table:table-cell>
          <table:table-cell office:value-type="string">
            <text:p>DigiCash</text:p>
          </table:table-cell>
          <table:table-cell table:formula="of:=ROUND(RAND()*298)" office:value-type="float" office:value="155">
            <text:p>155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23/10/2017</text:p>
          </table:table-cell>
          <table:table-cell office:value-type="string">
            <text:p>Paypal</text:p>
          </table:table-cell>
          <table:table-cell table:formula="of:=ROUND(RAND()*298)" office:value-type="float" office:value="56">
            <text:p>56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05/10/2017</text:p>
          </table:table-cell>
          <table:table-cell office:value-type="string">
            <text:p>Visa</text:p>
          </table:table-cell>
          <table:table-cell table:formula="of:=ROUND(RAND()*298)" office:value-type="float" office:value="275">
            <text:p>275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27/10/2017</text:p>
          </table:table-cell>
          <table:table-cell office:value-type="string">
            <text:p>MasterCard</text:p>
          </table:table-cell>
          <table:table-cell table:formula="of:=ROUND(RAND()*298)" office:value-type="float" office:value="177">
            <text:p>177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25/11/2017</text:p>
          </table:table-cell>
          <table:table-cell office:value-type="string">
            <text:p>DigiCash</text:p>
          </table:table-cell>
          <table:table-cell table:formula="of:=ROUND(RAND()*298)" office:value-type="float" office:value="278">
            <text:p>278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23/09/2017</text:p>
          </table:table-cell>
          <table:table-cell office:value-type="string">
            <text:p>Paypal</text:p>
          </table:table-cell>
          <table:table-cell table:formula="of:=ROUND(RAND()*298)" office:value-type="float" office:value="156">
            <text:p>156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08/11/2017</text:p>
          </table:table-cell>
          <table:table-cell office:value-type="string">
            <text:p>Visa</text:p>
          </table:table-cell>
          <table:table-cell table:formula="of:=ROUND(RAND()*298)" office:value-type="float" office:value="198">
            <text:p>198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07/01/2017</text:p>
          </table:table-cell>
          <table:table-cell office:value-type="string">
            <text:p>MasterCard</text:p>
          </table:table-cell>
          <table:table-cell table:formula="of:=ROUND(RAND()*298)" office:value-type="float" office:value="141">
            <text:p>141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17/04/2017</text:p>
          </table:table-cell>
          <table:table-cell office:value-type="string">
            <text:p>DigiCash</text:p>
          </table:table-cell>
          <table:table-cell table:formula="of:=ROUND(RAND()*298)" office:value-type="float" office:value="140">
            <text:p>140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06/09/2017</text:p>
          </table:table-cell>
          <table:table-cell office:value-type="string">
            <text:p>Paypal</text:p>
          </table:table-cell>
          <table:table-cell table:formula="of:=ROUND(RAND()*298)" office:value-type="float" office:value="109">
            <text:p>109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01/07/2017</text:p>
          </table:table-cell>
          <table:table-cell office:value-type="string">
            <text:p>Visa</text:p>
          </table:table-cell>
          <table:table-cell table:formula="of:=ROUND(RAND()*298)" office:value-type="float" office:value="200">
            <text:p>200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09/07/2017</text:p>
          </table:table-cell>
          <table:table-cell office:value-type="string">
            <text:p>MasterCard</text:p>
          </table:table-cell>
          <table:table-cell table:formula="of:=ROUND(RAND()*298)" office:value-type="float" office:value="59">
            <text:p>59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10/03/2017</text:p>
          </table:table-cell>
          <table:table-cell office:value-type="string">
            <text:p>DigiCash</text:p>
          </table:table-cell>
          <table:table-cell table:formula="of:=ROUND(RAND()*298)" office:value-type="float" office:value="24">
            <text:p>24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10/12/2017</text:p>
          </table:table-cell>
          <table:table-cell office:value-type="string">
            <text:p>Paypal</text:p>
          </table:table-cell>
          <table:table-cell table:formula="of:=ROUND(RAND()*298)" office:value-type="float" office:value="252">
            <text:p>252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10/10/2017</text:p>
          </table:table-cell>
          <table:table-cell office:value-type="string">
            <text:p>Visa</text:p>
          </table:table-cell>
          <table:table-cell table:formula="of:=ROUND(RAND()*298)" office:value-type="float" office:value="31">
            <text:p>31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14/03/2017</text:p>
          </table:table-cell>
          <table:table-cell office:value-type="string">
            <text:p>MasterCard</text:p>
          </table:table-cell>
          <table:table-cell table:formula="of:=ROUND(RAND()*298)" office:value-type="float" office:value="43">
            <text:p>43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19/01/2017</text:p>
          </table:table-cell>
          <table:table-cell office:value-type="string">
            <text:p>DigiCash</text:p>
          </table:table-cell>
          <table:table-cell table:formula="of:=ROUND(RAND()*298)" office:value-type="float" office:value="119">
            <text:p>119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01/01/2017</text:p>
          </table:table-cell>
          <table:table-cell office:value-type="string">
            <text:p>Paypal</text:p>
          </table:table-cell>
          <table:table-cell table:formula="of:=ROUND(RAND()*298)" office:value-type="float" office:value="63">
            <text:p>63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10/08/2017</text:p>
          </table:table-cell>
          <table:table-cell office:value-type="string">
            <text:p>Visa</text:p>
          </table:table-cell>
          <table:table-cell table:formula="of:=ROUND(RAND()*298)" office:value-type="float" office:value="207">
            <text:p>207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25/11/2017</text:p>
          </table:table-cell>
          <table:table-cell office:value-type="string">
            <text:p>MasterCard</text:p>
          </table:table-cell>
          <table:table-cell table:formula="of:=ROUND(RAND()*298)" office:value-type="float" office:value="198">
            <text:p>198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29/11/2017</text:p>
          </table:table-cell>
          <table:table-cell office:value-type="string">
            <text:p>DigiCash</text:p>
          </table:table-cell>
          <table:table-cell table:formula="of:=ROUND(RAND()*298)" office:value-type="float" office:value="73">
            <text:p>73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11/07/2017</text:p>
          </table:table-cell>
          <table:table-cell office:value-type="string">
            <text:p>Paypal</text:p>
          </table:table-cell>
          <table:table-cell table:formula="of:=ROUND(RAND()*298)" office:value-type="float" office:value="272">
            <text:p>272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11/04/2017</text:p>
          </table:table-cell>
          <table:table-cell office:value-type="string">
            <text:p>Visa</text:p>
          </table:table-cell>
          <table:table-cell table:formula="of:=ROUND(RAND()*298)" office:value-type="float" office:value="292">
            <text:p>292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06/08/2017</text:p>
          </table:table-cell>
          <table:table-cell office:value-type="string">
            <text:p>MasterCard</text:p>
          </table:table-cell>
          <table:table-cell table:formula="of:=ROUND(RAND()*298)" office:value-type="float" office:value="58">
            <text:p>58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22/10/2017</text:p>
          </table:table-cell>
          <table:table-cell office:value-type="string">
            <text:p>DigiCash</text:p>
          </table:table-cell>
          <table:table-cell table:formula="of:=ROUND(RAND()*298)" office:value-type="float" office:value="48">
            <text:p>48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26/02/2017</text:p>
          </table:table-cell>
          <table:table-cell office:value-type="string">
            <text:p>Paypal</text:p>
          </table:table-cell>
          <table:table-cell table:formula="of:=ROUND(RAND()*298)" office:value-type="float" office:value="165">
            <text:p>165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25/03/2017</text:p>
          </table:table-cell>
          <table:table-cell office:value-type="string">
            <text:p>Visa</text:p>
          </table:table-cell>
          <table:table-cell table:formula="of:=ROUND(RAND()*298)" office:value-type="float" office:value="250">
            <text:p>250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04/08/2017</text:p>
          </table:table-cell>
          <table:table-cell office:value-type="string">
            <text:p>MasterCard</text:p>
          </table:table-cell>
          <table:table-cell table:formula="of:=ROUND(RAND()*298)" office:value-type="float" office:value="118">
            <text:p>118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19/08/2017</text:p>
          </table:table-cell>
          <table:table-cell office:value-type="string">
            <text:p>DigiCash</text:p>
          </table:table-cell>
          <table:table-cell table:formula="of:=ROUND(RAND()*298)" office:value-type="float" office:value="145">
            <text:p>145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24/05/2017</text:p>
          </table:table-cell>
          <table:table-cell office:value-type="string">
            <text:p>Paypal</text:p>
          </table:table-cell>
          <table:table-cell table:formula="of:=ROUND(RAND()*298)" office:value-type="float" office:value="77">
            <text:p>77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16/12/2016</text:p>
          </table:table-cell>
          <table:table-cell office:value-type="string">
            <text:p>Visa</text:p>
          </table:table-cell>
          <table:table-cell table:formula="of:=ROUND(RAND()*298)" office:value-type="float" office:value="241">
            <text:p>24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12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2:19:53.24</meta:creation-date>
    <dc:date>2017-12-12T12:49:54.80</dc:date>
    <meta:editing-duration>PT13M40S</meta:editing-duration>
    <meta:editing-cycles>2</meta:editing-cycles>
    <meta:generator>OpenOffice/4.1.3$Win32 OpenOffice.org_project/413m1$Build-9783</meta:generator>
    <meta:document-statistic meta:table-count="3" meta:cell-count="1720" meta:object-count="0"/>
  </office:meta>
</office:document-meta>
</file>